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808080" fo:min-height="1.1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ce181e" fo:font-size="2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style:paragraph-properties fo:text-align="center"/>
      <style:text-properties fo:color="#0066b3" fo:font-size="2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6" style:family="paragraph">
      <style:paragraph-properties fo:text-align="center"/>
      <style:text-properties fo:color="#0066b3" style:text-outline="false" fo:font-size="24pt" fo:text-shadow="none" fo:font-weight="bold" fo:background-color="#dddddd" style:font-size-asian="18pt" style:font-weight-asian="bold" style:font-size-complex="18pt" style:font-weight-complex="bold"/>
    </style:style>
    <style:style style:name="P7" style:family="paragraph">
      <loext:graphic-properties draw:fill="none" draw:fill-color="#808080"/>
      <style:paragraph-properties fo:text-align="center"/>
      <style:text-properties fo:color="#0066b3" style:text-outline="false" fo:font-size="24pt" fo:text-shadow="none" fo:font-weight="bold" fo:background-color="#ddddd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66b3" style:text-outline="false" fo:font-size="24pt" fo:text-shadow="none" fo:font-weight="bold" fo:background-color="#dddddd" style:font-size-asian="18pt" style:font-weight-asian="bold" style:font-size-complex="18pt" style:font-weight-complex="bold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0066b3" fo:font-size="24pt" style:font-size-asian="18pt" style:font-size-complex="18pt"/>
    </style:style>
    <style:style style:name="T3" style:family="text">
      <style:text-properties fo:color="#0066b3" style:text-outline="false" fo:font-size="24pt" fo:text-shadow="none" fo:font-weight="bold" fo:background-color="#ddddd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42cm" svg:y1="1.27cm" svg:x2="6.42cm" svg:y2="5.08cm">
            <text:p/>
          </draw:line>
          <draw:line draw:style-name="gr1" draw:text-style-name="P1" draw:layer="layout" svg:x1="7.69cm" svg:y1="1.27cm" svg:x2="7.69cm" svg:y2="5.08cm">
            <text:p/>
          </draw:line>
          <draw:line draw:style-name="gr1" draw:text-style-name="P1" draw:layer="layout" svg:x1="5.15cm" svg:y1="2.54cm" svg:x2="8.96cm" svg:y2="2.54cm">
            <text:p/>
          </draw:line>
          <draw:line draw:style-name="gr1" draw:text-style-name="P1" draw:layer="layout" svg:x1="5.15cm" svg:y1="3.81cm" svg:x2="8.96cm" svg:y2="3.81cm">
            <text:p/>
          </draw:line>
        </draw:g>
        <draw:g>
          <draw:line draw:style-name="gr1" draw:text-style-name="P1" draw:layer="layout" svg:x1="2.61cm" svg:y1="8.863cm" svg:x2="2.61cm" svg:y2="12.673cm">
            <text:p/>
          </draw:line>
          <draw:line draw:style-name="gr1" draw:text-style-name="P1" draw:layer="layout" svg:x1="3.88cm" svg:y1="8.863cm" svg:x2="3.88cm" svg:y2="12.673cm">
            <text:p/>
          </draw:line>
          <draw:line draw:style-name="gr1" draw:text-style-name="P1" draw:layer="layout" svg:x1="1.34cm" svg:y1="10.133cm" svg:x2="5.15cm" svg:y2="10.133cm">
            <text:p/>
          </draw:line>
          <draw:line draw:style-name="gr1" draw:text-style-name="P1" draw:layer="layout" svg:x1="1.34cm" svg:y1="11.403cm" svg:x2="5.15cm" svg:y2="11.403cm">
            <text:p/>
          </draw:line>
        </draw:g>
        <draw:g>
          <draw:line draw:style-name="gr1" draw:text-style-name="P1" draw:layer="layout" svg:x1="10.21cm" svg:y1="8.863cm" svg:x2="10.21cm" svg:y2="12.673cm">
            <text:p/>
          </draw:line>
          <draw:line draw:style-name="gr1" draw:text-style-name="P1" draw:layer="layout" svg:x1="11.48cm" svg:y1="8.863cm" svg:x2="11.48cm" svg:y2="12.673cm">
            <text:p/>
          </draw:line>
          <draw:line draw:style-name="gr1" draw:text-style-name="P1" draw:layer="layout" svg:x1="8.94cm" svg:y1="10.133cm" svg:x2="12.75cm" svg:y2="10.133cm">
            <text:p/>
          </draw:line>
          <draw:line draw:style-name="gr1" draw:text-style-name="P1" draw:layer="layout" svg:x1="8.94cm" svg:y1="11.403cm" svg:x2="12.75cm" svg:y2="11.403cm">
            <text:p/>
          </draw:line>
        </draw:g>
        <draw:frame draw:style-name="gr2" draw:text-style-name="P3" draw:layer="layout" svg:width="1.143cm" svg:height="1.195cm" svg:x="5.277cm" svg:y="1.397cm">
          <draw:text-box>
            <text:p text:style-name="P2"><text:span text:style-name="T1">X</text:span></text:p>
          </draw:text-box>
        </draw:frame>
        <draw:frame draw:style-name="gr3" draw:text-style-name="P3" draw:layer="layout" svg:width="1.143cm" svg:height="1.397cm" svg:x="7.79cm" svg:y="2.64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6.52cm" svg:y="2.64cm">
          <draw:text-box>
            <text:p text:style-name="P4"><text:span text:style-name="T2">O</text:span></text:p>
          </draw:text-box>
        </draw:frame>
        <draw:frame draw:style-name="gr2" draw:text-style-name="P3" draw:layer="layout" svg:width="1.143cm" svg:height="1.195cm" svg:x="1.377cm" svg:y="8.897cm">
          <draw:text-box>
            <text:p text:style-name="P2"><text:span text:style-name="T1">X</text:span></text:p>
          </draw:text-box>
        </draw:frame>
        <draw:frame draw:style-name="gr3" draw:text-style-name="P3" draw:layer="layout" svg:width="1.143cm" svg:height="1.397cm" svg:x="3.89cm" svg:y="10.14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.72cm" svg:y="10.14cm">
          <draw:text-box>
            <text:p text:style-name="P4"><text:span text:style-name="T2">O</text:span></text:p>
          </draw:text-box>
        </draw:frame>
        <draw:frame draw:style-name="gr2" draw:text-style-name="P3" draw:layer="layout" svg:width="1.143cm" svg:height="1.195cm" svg:x="9.077cm" svg:y="8.897cm">
          <draw:text-box>
            <text:p text:style-name="P2"><text:span text:style-name="T1">X</text:span></text:p>
          </draw:text-box>
        </draw:frame>
        <draw:frame draw:style-name="gr3" draw:text-style-name="P3" draw:layer="layout" svg:width="1.143cm" svg:height="1.397cm" svg:x="11.59cm" svg:y="10.14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10.32cm" svg:y="10.14cm">
          <draw:text-box>
            <text:p text:style-name="P4"><text:span text:style-name="T2">O</text:span></text:p>
          </draw:text-box>
        </draw:frame>
        <draw:frame draw:style-name="gr4" draw:text-style-name="P7" draw:layer="layout" svg:width="1.143cm" svg:height="1.397cm" svg:x="2.721cm" svg:y="8.841cm">
          <draw:text-box>
            <text:p text:style-name="P6"><text:span text:style-name="T3">O</text:span></text:p>
          </draw:text-box>
        </draw:frame>
        <draw:frame draw:style-name="gr3" draw:text-style-name="P8" draw:layer="layout" svg:width="1.143cm" svg:height="1.397cm" svg:x="9.022cm" svg:y="11.442cm">
          <draw:text-box>
            <text:p text:style-name="P6"><text:span text:style-name="T3">O</text:span></text:p>
          </draw:text-box>
        </draw:frame>
        <draw:line draw:style-name="gr5" draw:text-style-name="P1" draw:layer="layout" svg:x1="5.404cm" svg:y1="5.715cm" svg:x2="3.499cm" svg:y2="8.001cm">
          <text:p/>
        </draw:line>
        <draw:line draw:style-name="gr5" draw:text-style-name="P1" draw:layer="layout" svg:x1="8.325cm" svg:y1="5.715cm" svg:x2="10.738cm" svg:y2="8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5-31T04:41:59.594478381</dc:date>
    <meta:editing-duration>PT14M44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